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</office:automatic-styles>
  <office:body>
    <office:text>
      <text:p text:style-name="P1"><text:span text:style-name="T1_1">Nowy</text:span><text:span text:style-name="T1_2"><text:s/></text:span><text:span text:style-name="T1_3">dokument</text:span><text:span text:style-name="T1_4">..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cm" fo:padding-bottom="0cm" fo:margin-bottom="1cm" fo:padding-left="0cm" fo:margin-left="1cm" fo:padding-right="0cm" fo:margin-right="1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